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22"/>
    <style:style style:name="ce2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575.21pt" svg:y="73.05pt">
            <loext:p draw:notify-on-update-of-ranges="Sheet1.A2:Sheet1.A52 Sheet1.B1:Sheet1.B1 Sheet1.B2:Sheet1.B52 Sheet1.A2:Sheet1.A52 Sheet1.C1:Sheet1.C1 Sheet1.C2:Sheet1.C52 Sheet1.A2:Sheet1.A52 Sheet1.D1:Sheet1.D1 Sheet1.D2:Sheet1.D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emperatur</text:p>
          </table:table-cell>
          <table:table-cell office:value-type="float" office:value="1" calcext:value-type="float">
            <text:p>1.0</text:p>
          </table:table-cell>
          <table:table-cell office:value-type="float" office:value="1.5" calcext:value-type="float">
            <text:p>1.5</text:p>
          </table:table-cell>
          <table:table-cell table:style-name="ce1" office:value-type="float" office:value="2" calcext:value-type="float">
            <text:p>2.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POWER([.B$1]; (([.$A2]/20)-1))" office:value-type="float" office:value="1" calcext:value-type="float">
            <text:p>1.0</text:p>
          </table:table-cell>
          <table:table-cell table:formula="of:=POWER([.C$1]; (([.$A2]/20)-1))" office:value-type="float" office:value="0.666666666666667" calcext:value-type="float">
            <text:p>0.7</text:p>
          </table:table-cell>
          <table:table-cell table:style-name="ce2" table:formula="of:=POWER([.D$1]; (([.$A2]/20)-1))" office:value-type="float" office:value="0.5" calcext:value-type="float">
            <text:p>0.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POWER([.B$1]; (([.$A3]/20)-1))" office:value-type="float" office:value="1" calcext:value-type="float">
            <text:p>1.0</text:p>
          </table:table-cell>
          <table:table-cell table:formula="of:=POWER([.C$1]; (([.$A3]/20)-1))" office:value-type="float" office:value="0.680320102432968" calcext:value-type="float">
            <text:p>0.7</text:p>
          </table:table-cell>
          <table:table-cell table:style-name="ce2" table:formula="of:=POWER([.D$1]; (([.$A3]/20)-1))" office:value-type="float" office:value="0.517632461920689" calcext:value-type="float">
            <text:p>0.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POWER([.B$1]; (([.$A4]/20)-1))" office:value-type="float" office:value="1" calcext:value-type="float">
            <text:p>1.0</text:p>
          </table:table-cell>
          <table:table-cell table:formula="of:=POWER([.C$1]; (([.$A4]/20)-1))" office:value-type="float" office:value="0.694253162661607" calcext:value-type="float">
            <text:p>0.7</text:p>
          </table:table-cell>
          <table:table-cell table:style-name="ce2" table:formula="of:=POWER([.D$1]; (([.$A4]/20)-1))" office:value-type="float" office:value="0.535886731268147" calcext:value-type="float">
            <text:p>0.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POWER([.B$1]; (([.$A5]/20)-1))" office:value-type="float" office:value="1" calcext:value-type="float">
            <text:p>1.0</text:p>
          </table:table-cell>
          <table:table-cell table:formula="of:=POWER([.C$1]; (([.$A5]/20)-1))" office:value-type="float" office:value="0.708471574104535" calcext:value-type="float">
            <text:p>0.7</text:p>
          </table:table-cell>
          <table:table-cell table:style-name="ce2" table:formula="of:=POWER([.D$1]; (([.$A5]/20)-1))" office:value-type="float" office:value="0.554784736033923" calcext:value-type="float">
            <text:p>0.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POWER([.B$1]; (([.$A6]/20)-1))" office:value-type="float" office:value="1" calcext:value-type="float">
            <text:p>1.0</text:p>
          </table:table-cell>
          <table:table-cell table:formula="of:=POWER([.C$1]; (([.$A6]/20)-1))" office:value-type="float" office:value="0.722981180798466" calcext:value-type="float">
            <text:p>0.7</text:p>
          </table:table-cell>
          <table:table-cell table:style-name="ce2" table:formula="of:=POWER([.D$1]; (([.$A6]/20)-1))" office:value-type="float" office:value="0.574349177498517" calcext:value-type="float">
            <text:p>0.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POWER([.B$1]; (([.$A7]/20)-1))" office:value-type="float" office:value="1" calcext:value-type="float">
            <text:p>1.0</text:p>
          </table:table-cell>
          <table:table-cell table:formula="of:=POWER([.C$1]; (([.$A7]/20)-1))" office:value-type="float" office:value="0.737787946466881" calcext:value-type="float">
            <text:p>0.7</text:p>
          </table:table-cell>
          <table:table-cell table:style-name="ce2" table:formula="of:=POWER([.D$1]; (([.$A7]/20)-1))" office:value-type="float" office:value="0.594603557501361" calcext:value-type="float">
            <text:p>0.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POWER([.B$1]; (([.$A8]/20)-1))" office:value-type="float" office:value="1" calcext:value-type="float">
            <text:p>1.0</text:p>
          </table:table-cell>
          <table:table-cell table:formula="of:=POWER([.C$1]; (([.$A8]/20)-1))" office:value-type="float" office:value="0.752897956971237" calcext:value-type="float">
            <text:p>0.8</text:p>
          </table:table-cell>
          <table:table-cell table:style-name="ce2" table:formula="of:=POWER([.D$1]; (([.$A8]/20)-1))" office:value-type="float" office:value="0.615572206672458" calcext:value-type="float">
            <text:p>0.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POWER([.B$1]; (([.$A9]/20)-1))" office:value-type="float" office:value="1" calcext:value-type="float">
            <text:p>1.0</text:p>
          </table:table-cell>
          <table:table-cell table:formula="of:=POWER([.C$1]; (([.$A9]/20)-1))" office:value-type="float" office:value="0.768317422812367" calcext:value-type="float">
            <text:p>0.8</text:p>
          </table:table-cell>
          <table:table-cell table:style-name="ce2" table:formula="of:=POWER([.D$1]; (([.$A9]/20)-1))" office:value-type="float" office:value="0.637280313659631" calcext:value-type="float">
            <text:p>0.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POWER([.B$1]; (([.$A10]/20)-1))" office:value-type="float" office:value="1" calcext:value-type="float">
            <text:p>1.0</text:p>
          </table:table-cell>
          <table:table-cell table:formula="of:=POWER([.C$1]; (([.$A10]/20)-1))" office:value-type="float" office:value="0.784052681683116" calcext:value-type="float">
            <text:p>0.8</text:p>
          </table:table-cell>
          <table:table-cell table:style-name="ce2" table:formula="of:=POWER([.D$1]; (([.$A10]/20)-1))" office:value-type="float" office:value="0.659753955386447" calcext:value-type="float">
            <text:p>0.6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POWER([.B$1]; (([.$A11]/20)-1))" office:value-type="float" office:value="1" calcext:value-type="float">
            <text:p>1.0</text:p>
          </table:table-cell>
          <table:table-cell table:formula="of:=POWER([.C$1]; (([.$A11]/20)-1))" office:value-type="float" office:value="0.800110201073251" calcext:value-type="float">
            <text:p>0.8</text:p>
          </table:table-cell>
          <table:table-cell table:style-name="ce2" table:formula="of:=POWER([.D$1]; (([.$A11]/20)-1))" office:value-type="float" office:value="0.683020128377198" calcext:value-type="float">
            <text:p>0.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POWER([.B$1]; (([.$A12]/20)-1))" office:value-type="float" office:value="1" calcext:value-type="float">
            <text:p>1.0</text:p>
          </table:table-cell>
          <table:table-cell table:formula="of:=POWER([.C$1]; (([.$A12]/20)-1))" office:value-type="float" office:value="0.816496580927726" calcext:value-type="float">
            <text:p>0.8</text:p>
          </table:table-cell>
          <table:table-cell table:style-name="ce2" table:formula="of:=POWER([.D$1]; (([.$A12]/20)-1))" office:value-type="float" office:value="0.707106781186548" calcext:value-type="float">
            <text:p>0.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POWER([.B$1]; (([.$A13]/20)-1))" office:value-type="float" office:value="1" calcext:value-type="float">
            <text:p>1.0</text:p>
          </table:table-cell>
          <table:table-cell table:formula="of:=POWER([.C$1]; (([.$A13]/20)-1))" office:value-type="float" office:value="0.833218556359379" calcext:value-type="float">
            <text:p>0.8</text:p>
          </table:table-cell>
          <table:table-cell table:style-name="ce2" table:formula="of:=POWER([.D$1]; (([.$A13]/20)-1))" office:value-type="float" office:value="0.732042847972813" calcext:value-type="float">
            <text:p>0.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POWER([.B$1]; (([.$A14]/20)-1))" office:value-type="float" office:value="1" calcext:value-type="float">
            <text:p>1.0</text:p>
          </table:table-cell>
          <table:table-cell table:formula="of:=POWER([.C$1]; (([.$A14]/20)-1))" office:value-type="float" office:value="0.850283000417194" calcext:value-type="float">
            <text:p>0.9</text:p>
          </table:table-cell>
          <table:table-cell table:style-name="ce2" table:formula="of:=POWER([.D$1]; (([.$A14]/20)-1))" office:value-type="float" office:value="0.757858283255199" calcext:value-type="float">
            <text:p>0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POWER([.B$1]; (([.$A15]/20)-1))" office:value-type="float" office:value="1" calcext:value-type="float">
            <text:p>1.0</text:p>
          </table:table-cell>
          <table:table-cell table:formula="of:=POWER([.C$1]; (([.$A15]/20)-1))" office:value-type="float" office:value="0.867696926911256" calcext:value-type="float">
            <text:p>0.9</text:p>
          </table:table-cell>
          <table:table-cell table:style-name="ce2" table:formula="of:=POWER([.D$1]; (([.$A15]/20)-1))" office:value-type="float" office:value="0.784584097896751" calcext:value-type="float">
            <text:p>0.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POWER([.B$1]; (([.$A16]/20)-1))" office:value-type="float" office:value="1" calcext:value-type="float">
            <text:p>1.0</text:p>
          </table:table-cell>
          <table:table-cell table:formula="of:=POWER([.C$1]; (([.$A16]/20)-1))" office:value-type="float" office:value="0.885467493295556" calcext:value-type="float">
            <text:p>0.9</text:p>
          </table:table-cell>
          <table:table-cell table:style-name="ce2" table:formula="of:=POWER([.D$1]; (([.$A16]/20)-1))" office:value-type="float" office:value="0.812252396356235" calcext:value-type="float">
            <text:p>0.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POWER([.B$1]; (([.$A17]/20)-1))" office:value-type="float" office:value="1" calcext:value-type="float">
            <text:p>1.0</text:p>
          </table:table-cell>
          <table:table-cell table:formula="of:=POWER([.C$1]; (([.$A17]/20)-1))" office:value-type="float" office:value="0.903602003609845" calcext:value-type="float">
            <text:p>0.9</text:p>
          </table:table-cell>
          <table:table-cell table:style-name="ce2" table:formula="of:=POWER([.D$1]; (([.$A17]/20)-1))" office:value-type="float" office:value="0.840896415253715" calcext:value-type="float">
            <text:p>0.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POWER([.B$1]; (([.$A18]/20)-1))" office:value-type="float" office:value="1" calcext:value-type="float">
            <text:p>1.0</text:p>
          </table:table-cell>
          <table:table-cell table:formula="of:=POWER([.C$1]; (([.$A18]/20)-1))" office:value-type="float" office:value="0.922107911481728" calcext:value-type="float">
            <text:p>0.9</text:p>
          </table:table-cell>
          <table:table-cell table:style-name="ce2" table:formula="of:=POWER([.D$1]; (([.$A18]/20)-1))" office:value-type="float" office:value="0.870550563296124" calcext:value-type="float">
            <text:p>0.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POWER([.B$1]; (([.$A19]/20)-1))" office:value-type="float" office:value="1" calcext:value-type="float">
            <text:p>1.0</text:p>
          </table:table-cell>
          <table:table-cell table:formula="of:=POWER([.C$1]; (([.$A19]/20)-1))" office:value-type="float" office:value="0.940992823190249" calcext:value-type="float">
            <text:p>0.9</text:p>
          </table:table-cell>
          <table:table-cell table:style-name="ce2" table:formula="of:=POWER([.D$1]; (([.$A19]/20)-1))" office:value-type="float" office:value="0.90125046261083" calcext:value-type="float">
            <text:p>0.9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POWER([.B$1]; (([.$A20]/20)-1))" office:value-type="float" office:value="1" calcext:value-type="float">
            <text:p>1.0</text:p>
          </table:table-cell>
          <table:table-cell table:formula="of:=POWER([.C$1]; (([.$A20]/20)-1))" office:value-type="float" office:value="0.960264500792218" calcext:value-type="float">
            <text:p>1.0</text:p>
          </table:table-cell>
          <table:table-cell table:style-name="ce2" table:formula="of:=POWER([.D$1]; (([.$A20]/20)-1))" office:value-type="float" office:value="0.933032991536807" calcext:value-type="float">
            <text:p>0.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POWER([.B$1]; (([.$A21]/20)-1))" office:value-type="float" office:value="1" calcext:value-type="float">
            <text:p>1.0</text:p>
          </table:table-cell>
          <table:table-cell table:formula="of:=POWER([.C$1]; (([.$A21]/20)-1))" office:value-type="float" office:value="0.979930865312558" calcext:value-type="float">
            <text:p>1.0</text:p>
          </table:table-cell>
          <table:table-cell table:style-name="ce2" table:formula="of:=POWER([.D$1]; (([.$A21]/20)-1))" office:value-type="float" office:value="0.965936328924845" calcext:value-type="float">
            <text:p>0.9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POWER([.B$1]; (([.$A22]/20)-1))" office:value-type="float" office:value="1" calcext:value-type="float">
            <text:p>1.0</text:p>
          </table:table-cell>
          <table:table-cell table:formula="of:=POWER([.C$1]; (([.$A22]/20)-1))" office:value-type="float" office:value="1" calcext:value-type="float">
            <text:p>1.0</text:p>
          </table:table-cell>
          <table:table-cell table:style-name="ce2" table:formula="of:=POWER([.D$1]; (([.$A22]/20)-1))" office:value-type="float" office:value="1" calcext:value-type="float">
            <text:p>1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POWER([.B$1]; (([.$A23]/20)-1))" office:value-type="float" office:value="1" calcext:value-type="float">
            <text:p>1.0</text:p>
          </table:table-cell>
          <table:table-cell table:formula="of:=POWER([.C$1]; (([.$A23]/20)-1))" office:value-type="float" office:value="1.02048015364945" calcext:value-type="float">
            <text:p>1.0</text:p>
          </table:table-cell>
          <table:table-cell table:style-name="ce2" table:formula="of:=POWER([.D$1]; (([.$A23]/20)-1))" office:value-type="float" office:value="1.03526492384138" calcext:value-type="float">
            <text:p>1.0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POWER([.B$1]; (([.$A24]/20)-1))" office:value-type="float" office:value="1" calcext:value-type="float">
            <text:p>1.0</text:p>
          </table:table-cell>
          <table:table-cell table:formula="of:=POWER([.C$1]; (([.$A24]/20)-1))" office:value-type="float" office:value="1.04137974399241" calcext:value-type="float">
            <text:p>1.0</text:p>
          </table:table-cell>
          <table:table-cell table:style-name="ce2" table:formula="of:=POWER([.D$1]; (([.$A24]/20)-1))" office:value-type="float" office:value="1.07177346253629" calcext:value-type="float">
            <text:p>1.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POWER([.B$1]; (([.$A25]/20)-1))" office:value-type="float" office:value="1" calcext:value-type="float">
            <text:p>1.0</text:p>
          </table:table-cell>
          <table:table-cell table:formula="of:=POWER([.C$1]; (([.$A25]/20)-1))" office:value-type="float" office:value="1.0627073611568" calcext:value-type="float">
            <text:p>1.1</text:p>
          </table:table-cell>
          <table:table-cell table:style-name="ce2" table:formula="of:=POWER([.D$1]; (([.$A25]/20)-1))" office:value-type="float" office:value="1.10956947206784" calcext:value-type="float">
            <text:p>1.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POWER([.B$1]; (([.$A26]/20)-1))" office:value-type="float" office:value="1" calcext:value-type="float">
            <text:p>1.0</text:p>
          </table:table-cell>
          <table:table-cell table:formula="of:=POWER([.C$1]; (([.$A26]/20)-1))" office:value-type="float" office:value="1.0844717711977" calcext:value-type="float">
            <text:p>1.1</text:p>
          </table:table-cell>
          <table:table-cell table:style-name="ce2" table:formula="of:=POWER([.D$1]; (([.$A26]/20)-1))" office:value-type="float" office:value="1.14869835499703" calcext:value-type="float">
            <text:p>1.1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POWER([.B$1]; (([.$A27]/20)-1))" office:value-type="float" office:value="1" calcext:value-type="float">
            <text:p>1.0</text:p>
          </table:table-cell>
          <table:table-cell table:formula="of:=POWER([.C$1]; (([.$A27]/20)-1))" office:value-type="float" office:value="1.10668191970032" calcext:value-type="float">
            <text:p>1.1</text:p>
          </table:table-cell>
          <table:table-cell table:style-name="ce2" table:formula="of:=POWER([.D$1]; (([.$A27]/20)-1))" office:value-type="float" office:value="1.18920711500272" calcext:value-type="float">
            <text:p>1.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POWER([.B$1]; (([.$A28]/20)-1))" office:value-type="float" office:value="1" calcext:value-type="float">
            <text:p>1.0</text:p>
          </table:table-cell>
          <table:table-cell table:formula="of:=POWER([.C$1]; (([.$A28]/20)-1))" office:value-type="float" office:value="1.12934693545686" calcext:value-type="float">
            <text:p>1.1</text:p>
          </table:table-cell>
          <table:table-cell table:style-name="ce2" table:formula="of:=POWER([.D$1]; (([.$A28]/20)-1))" office:value-type="float" office:value="1.23114441334492" calcext:value-type="float">
            <text:p>1.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POWER([.B$1]; (([.$A29]/20)-1))" office:value-type="float" office:value="1" calcext:value-type="float">
            <text:p>1.0</text:p>
          </table:table-cell>
          <table:table-cell table:formula="of:=POWER([.C$1]; (([.$A29]/20)-1))" office:value-type="float" office:value="1.15247613421855" calcext:value-type="float">
            <text:p>1.2</text:p>
          </table:table-cell>
          <table:table-cell table:style-name="ce2" table:formula="of:=POWER([.D$1]; (([.$A29]/20)-1))" office:value-type="float" office:value="1.27456062731926" calcext:value-type="float">
            <text:p>1.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POWER([.B$1]; (([.$A30]/20)-1))" office:value-type="float" office:value="1" calcext:value-type="float">
            <text:p>1.0</text:p>
          </table:table-cell>
          <table:table-cell table:formula="of:=POWER([.C$1]; (([.$A30]/20)-1))" office:value-type="float" office:value="1.17607902252467" calcext:value-type="float">
            <text:p>1.2</text:p>
          </table:table-cell>
          <table:table-cell table:style-name="ce2" table:formula="of:=POWER([.D$1]; (([.$A30]/20)-1))" office:value-type="float" office:value="1.31950791077289" calcext:value-type="float">
            <text:p>1.3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POWER([.B$1]; (([.$A31]/20)-1))" office:value-type="float" office:value="1" calcext:value-type="float">
            <text:p>1.0</text:p>
          </table:table-cell>
          <table:table-cell table:formula="of:=POWER([.C$1]; (([.$A31]/20)-1))" office:value-type="float" office:value="1.20016530160988" calcext:value-type="float">
            <text:p>1.2</text:p>
          </table:table-cell>
          <table:table-cell table:style-name="ce2" table:formula="of:=POWER([.D$1]; (([.$A31]/20)-1))" office:value-type="float" office:value="1.3660402567544" calcext:value-type="float">
            <text:p>1.3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POWER([.B$1]; (([.$A32]/20)-1))" office:value-type="float" office:value="1" calcext:value-type="float">
            <text:p>1.0</text:p>
          </table:table-cell>
          <table:table-cell table:formula="of:=POWER([.C$1]; (([.$A32]/20)-1))" office:value-type="float" office:value="1.22474487139159" calcext:value-type="float">
            <text:p>1.2</text:p>
          </table:table-cell>
          <table:table-cell table:style-name="ce2" table:formula="of:=POWER([.D$1]; (([.$A32]/20)-1))" office:value-type="float" office:value="1.4142135623731" calcext:value-type="float">
            <text:p>1.4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POWER([.B$1]; (([.$A33]/20)-1))" office:value-type="float" office:value="1" calcext:value-type="float">
            <text:p>1.0</text:p>
          </table:table-cell>
          <table:table-cell table:formula="of:=POWER([.C$1]; (([.$A33]/20)-1))" office:value-type="float" office:value="1.24982783453907" calcext:value-type="float">
            <text:p>1.2</text:p>
          </table:table-cell>
          <table:table-cell table:style-name="ce2" table:formula="of:=POWER([.D$1]; (([.$A33]/20)-1))" office:value-type="float" office:value="1.46408569594563" calcext:value-type="float">
            <text:p>1.4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POWER([.B$1]; (([.$A34]/20)-1))" office:value-type="float" office:value="1" calcext:value-type="float">
            <text:p>1.0</text:p>
          </table:table-cell>
          <table:table-cell table:formula="of:=POWER([.C$1]; (([.$A34]/20)-1))" office:value-type="float" office:value="1.27542450062579" calcext:value-type="float">
            <text:p>1.3</text:p>
          </table:table-cell>
          <table:table-cell table:style-name="ce2" table:formula="of:=POWER([.D$1]; (([.$A34]/20)-1))" office:value-type="float" office:value="1.5157165665104" calcext:value-type="float">
            <text:p>1.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POWER([.B$1]; (([.$A35]/20)-1))" office:value-type="float" office:value="1" calcext:value-type="float">
            <text:p>1.0</text:p>
          </table:table-cell>
          <table:table-cell table:formula="of:=POWER([.C$1]; (([.$A35]/20)-1))" office:value-type="float" office:value="1.30154539036688" calcext:value-type="float">
            <text:p>1.3</text:p>
          </table:table-cell>
          <table:table-cell table:style-name="ce2" table:formula="of:=POWER([.D$1]; (([.$A35]/20)-1))" office:value-type="float" office:value="1.5691681957935" calcext:value-type="float">
            <text:p>1.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POWER([.B$1]; (([.$A36]/20)-1))" office:value-type="float" office:value="1" calcext:value-type="float">
            <text:p>1.0</text:p>
          </table:table-cell>
          <table:table-cell table:formula="of:=POWER([.C$1]; (([.$A36]/20)-1))" office:value-type="float" office:value="1.32820123994333" calcext:value-type="float">
            <text:p>1.3</text:p>
          </table:table-cell>
          <table:table-cell table:style-name="ce2" table:formula="of:=POWER([.D$1]; (([.$A36]/20)-1))" office:value-type="float" office:value="1.62450479271247" calcext:value-type="float">
            <text:p>1.6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POWER([.B$1]; (([.$A37]/20)-1))" office:value-type="float" office:value="1" calcext:value-type="float">
            <text:p>1.0</text:p>
          </table:table-cell>
          <table:table-cell table:formula="of:=POWER([.C$1]; (([.$A37]/20)-1))" office:value-type="float" office:value="1.35540300541477" calcext:value-type="float">
            <text:p>1.4</text:p>
          </table:table-cell>
          <table:table-cell table:style-name="ce2" table:formula="of:=POWER([.D$1]; (([.$A37]/20)-1))" office:value-type="float" office:value="1.68179283050743" calcext:value-type="float">
            <text:p>1.6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POWER([.B$1]; (([.$A38]/20)-1))" office:value-type="float" office:value="1" calcext:value-type="float">
            <text:p>1.0</text:p>
          </table:table-cell>
          <table:table-cell table:formula="of:=POWER([.C$1]; (([.$A38]/20)-1))" office:value-type="float" office:value="1.38316186722259" calcext:value-type="float">
            <text:p>1.4</text:p>
          </table:table-cell>
          <table:table-cell table:style-name="ce2" table:formula="of:=POWER([.D$1]; (([.$A38]/20)-1))" office:value-type="float" office:value="1.74110112659225" calcext:value-type="float">
            <text:p>1.7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POWER([.B$1]; (([.$A39]/20)-1))" office:value-type="float" office:value="1" calcext:value-type="float">
            <text:p>1.0</text:p>
          </table:table-cell>
          <table:table-cell table:formula="of:=POWER([.C$1]; (([.$A39]/20)-1))" office:value-type="float" office:value="1.41148923478537" calcext:value-type="float">
            <text:p>1.4</text:p>
          </table:table-cell>
          <table:table-cell table:style-name="ce2" table:formula="of:=POWER([.D$1]; (([.$A39]/20)-1))" office:value-type="float" office:value="1.80250092522166" calcext:value-type="float">
            <text:p>1.8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POWER([.B$1]; (([.$A40]/20)-1))" office:value-type="float" office:value="1" calcext:value-type="float">
            <text:p>1.0</text:p>
          </table:table-cell>
          <table:table-cell table:formula="of:=POWER([.C$1]; (([.$A40]/20)-1))" office:value-type="float" office:value="1.44039675118833" calcext:value-type="float">
            <text:p>1.4</text:p>
          </table:table-cell>
          <table:table-cell table:style-name="ce2" table:formula="of:=POWER([.D$1]; (([.$A40]/20)-1))" office:value-type="float" office:value="1.86606598307361" calcext:value-type="float">
            <text:p>1.8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POWER([.B$1]; (([.$A41]/20)-1))" office:value-type="float" office:value="1" calcext:value-type="float">
            <text:p>1.0</text:p>
          </table:table-cell>
          <table:table-cell table:formula="of:=POWER([.C$1]; (([.$A41]/20)-1))" office:value-type="float" office:value="1.46989629796884" calcext:value-type="float">
            <text:p>1.5</text:p>
          </table:table-cell>
          <table:table-cell table:style-name="ce2" table:formula="of:=POWER([.D$1]; (([.$A41]/20)-1))" office:value-type="float" office:value="1.93187265784969" calcext:value-type="float">
            <text:p>1.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POWER([.B$1]; (([.$A42]/20)-1))" office:value-type="float" office:value="1" calcext:value-type="float">
            <text:p>1.0</text:p>
          </table:table-cell>
          <table:table-cell table:formula="of:=POWER([.C$1]; (([.$A42]/20)-1))" office:value-type="float" office:value="1.5" calcext:value-type="float">
            <text:p>1.5</text:p>
          </table:table-cell>
          <table:table-cell table:style-name="ce2" table:formula="of:=POWER([.D$1]; (([.$A42]/20)-1))" office:value-type="float" office:value="2" calcext:value-type="float">
            <text:p>2.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POWER([.B$1]; (([.$A43]/20)-1))" office:value-type="float" office:value="1" calcext:value-type="float">
            <text:p>1.0</text:p>
          </table:table-cell>
          <table:table-cell table:formula="of:=POWER([.C$1]; (([.$A43]/20)-1))" office:value-type="float" office:value="1.53072023047418" calcext:value-type="float">
            <text:p>1.5</text:p>
          </table:table-cell>
          <table:table-cell table:style-name="ce2" table:formula="of:=POWER([.D$1]; (([.$A43]/20)-1))" office:value-type="float" office:value="2.07052984768275" calcext:value-type="float">
            <text:p>2.0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POWER([.B$1]; (([.$A44]/20)-1))" office:value-type="float" office:value="1" calcext:value-type="float">
            <text:p>1.0</text:p>
          </table:table-cell>
          <table:table-cell table:formula="of:=POWER([.C$1]; (([.$A44]/20)-1))" office:value-type="float" office:value="1.56206961598862" calcext:value-type="float">
            <text:p>1.6</text:p>
          </table:table-cell>
          <table:table-cell table:style-name="ce2" table:formula="of:=POWER([.D$1]; (([.$A44]/20)-1))" office:value-type="float" office:value="2.14354692507259" calcext:value-type="float">
            <text:p>2.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POWER([.B$1]; (([.$A45]/20)-1))" office:value-type="float" office:value="1" calcext:value-type="float">
            <text:p>1.0</text:p>
          </table:table-cell>
          <table:table-cell table:formula="of:=POWER([.C$1]; (([.$A45]/20)-1))" office:value-type="float" office:value="1.5940610417352" calcext:value-type="float">
            <text:p>1.6</text:p>
          </table:table-cell>
          <table:table-cell table:style-name="ce2" table:formula="of:=POWER([.D$1]; (([.$A45]/20)-1))" office:value-type="float" office:value="2.21913894413569" calcext:value-type="float">
            <text:p>2.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POWER([.B$1]; (([.$A46]/20)-1))" office:value-type="float" office:value="1" calcext:value-type="float">
            <text:p>1.0</text:p>
          </table:table-cell>
          <table:table-cell table:formula="of:=POWER([.C$1]; (([.$A46]/20)-1))" office:value-type="float" office:value="1.62670765679655" calcext:value-type="float">
            <text:p>1.6</text:p>
          </table:table-cell>
          <table:table-cell table:style-name="ce2" table:formula="of:=POWER([.D$1]; (([.$A46]/20)-1))" office:value-type="float" office:value="2.29739670999407" calcext:value-type="float">
            <text:p>2.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POWER([.B$1]; (([.$A47]/20)-1))" office:value-type="float" office:value="1" calcext:value-type="float">
            <text:p>1.0</text:p>
          </table:table-cell>
          <table:table-cell table:formula="of:=POWER([.C$1]; (([.$A47]/20)-1))" office:value-type="float" office:value="1.66002287955048" calcext:value-type="float">
            <text:p>1.7</text:p>
          </table:table-cell>
          <table:table-cell table:style-name="ce2" table:formula="of:=POWER([.D$1]; (([.$A47]/20)-1))" office:value-type="float" office:value="2.37841423000544" calcext:value-type="float">
            <text:p>2.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POWER([.B$1]; (([.$A48]/20)-1))" office:value-type="float" office:value="1" calcext:value-type="float">
            <text:p>1.0</text:p>
          </table:table-cell>
          <table:table-cell table:formula="of:=POWER([.C$1]; (([.$A48]/20)-1))" office:value-type="float" office:value="1.69402040318528" calcext:value-type="float">
            <text:p>1.7</text:p>
          </table:table-cell>
          <table:table-cell table:style-name="ce2" table:formula="of:=POWER([.D$1]; (([.$A48]/20)-1))" office:value-type="float" office:value="2.46228882668983" calcext:value-type="float">
            <text:p>2.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POWER([.B$1]; (([.$A49]/20)-1))" office:value-type="float" office:value="1" calcext:value-type="float">
            <text:p>1.0</text:p>
          </table:table-cell>
          <table:table-cell table:formula="of:=POWER([.C$1]; (([.$A49]/20)-1))" office:value-type="float" office:value="1.72871420132783" calcext:value-type="float">
            <text:p>1.7</text:p>
          </table:table-cell>
          <table:table-cell table:style-name="ce2" table:formula="of:=POWER([.D$1]; (([.$A49]/20)-1))" office:value-type="float" office:value="2.54912125463852" calcext:value-type="float">
            <text:p>2.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POWER([.B$1]; (([.$A50]/20)-1))" office:value-type="float" office:value="1" calcext:value-type="float">
            <text:p>1.0</text:p>
          </table:table-cell>
          <table:table-cell table:formula="of:=POWER([.C$1]; (([.$A50]/20)-1))" office:value-type="float" office:value="1.76411853378701" calcext:value-type="float">
            <text:p>1.8</text:p>
          </table:table-cell>
          <table:table-cell table:style-name="ce2" table:formula="of:=POWER([.D$1]; (([.$A50]/20)-1))" office:value-type="float" office:value="2.63901582154579" calcext:value-type="float">
            <text:p>2.6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POWER([.B$1]; (([.$A51]/20)-1))" office:value-type="float" office:value="1" calcext:value-type="float">
            <text:p>1.0</text:p>
          </table:table-cell>
          <table:table-cell table:formula="of:=POWER([.C$1]; (([.$A51]/20)-1))" office:value-type="float" office:value="1.80024795241482" calcext:value-type="float">
            <text:p>1.8</text:p>
          </table:table-cell>
          <table:table-cell table:style-name="ce2" table:formula="of:=POWER([.D$1]; (([.$A51]/20)-1))" office:value-type="float" office:value="2.73208051350879" calcext:value-type="float">
            <text:p>2.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POWER([.B$1]; (([.$A52]/20)-1))" office:value-type="float" office:value="1" calcext:value-type="float">
            <text:p>1.0</text:p>
          </table:table-cell>
          <table:table-cell table:formula="of:=POWER([.C$1]; (([.$A52]/20)-1))" office:value-type="float" office:value="1.83711730708738" calcext:value-type="float">
            <text:p>1.8</text:p>
          </table:table-cell>
          <table:table-cell table:style-name="ce2" table:formula="of:=POWER([.D$1]; (([.$A52]/20)-1))" office:value-type="float" office:value="2.82842712474619" calcext:value-type="float">
            <text:p>2.83</text:p>
          </table:table-cell>
        </table:table-row>
        <table:table-row table:style-name="ro1" table:number-rows-repeated="104852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22:01:36.4107709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21:31:08.593913090</meta:creation-date>
    <dc:date>2016-12-20T22:02:41.542452460</dc:date>
    <meta:editing-duration>PT18M31S</meta:editing-duration>
    <meta:editing-cycles>5</meta:editing-cycles>
    <meta:generator>LibreOffice/5.1.4.2$Linux_X86_64 LibreOffice_project/10m0$Build-2</meta:generator>
    <meta:document-statistic meta:table-count="1" meta:cell-count="20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122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Verdana" style:font-style-name="Regular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family="Verdana" style:font-style-name="Regular"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50" chart:reverse-direction="false" text:line-break="false" loext:try-staggering-first="false" chart:link-data-style-to-source="true" chart:axis-position="0"/>
      <style:graphic-properties svg:stroke-color="#b3b3b3"/>
      <style:text-properties fo:font-family="Verdana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Verdana" style:font-style-name="Regular" fo:font-size="11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Verdana"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family="Verdana" style:font-style-name="Regular" fo:font-size="11pt" style:font-size-asian="9pt" style:font-size-complex="9pt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2">
      <style:chart-properties chart:symbol-type="none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14.611cm" svg:y="2.951cm" chart:style-name="ch2">
          <text:p>f =</text:p>
        </chart:title>
        <chart:legend chart:legend-position="end" svg:x="14.098cm" svg:y="3.666cm" style:legend-expansion="high" chart:style-name="ch3"/>
        <chart:plot-area chart:style-name="ch4" table:cell-range-address="Sheet1.A2:Sheet1.D52 Sheet1.B1:Sheet1.D1" chart:data-source-has-labels="row" svg:x="1.25cm" svg:y="0.342cm" svg:width="12.634cm" svg:height="7.525cm">
          <chartooo:coordinate-region svg:x="2.057cm" svg:y="0.554cm" svg:width="11.614cm" svg:height="6.64cm"/>
          <chart:axis chart:dimension="x" chart:name="primary-x" chart:style-name="ch5">
            <chart:title svg:x="3.872cm" svg:y="8.047cm" chart:style-name="ch6">
              <text:p>Tagesmittelwert der Temperatur / °C</text:p>
            </chart:title>
            <chart:grid chart:style-name="ch7" chart:class="major"/>
          </chart:axis>
          <chart:axis chart:dimension="y" chart:name="primary-y" chart:style-name="ch8">
            <chart:title svg:x="0.223cm" svg:y="5.299cm" chart:style-name="ch9">
              <text:p>Giessfaktor</text:p>
            </chart:title>
            <chart:grid chart:style-name="ch7" chart:class="major"/>
          </chart:axis>
          <chart:series chart:style-name="ch10" chart:values-cell-range-address="Sheet1.B2:Sheet1.B52" chart:label-cell-address="Sheet1.B1:Sheet1.B1" chart:class="chart:scatter">
            <chart:domain table:cell-range-address="Sheet1.A2:Sheet1.A52"/>
            <chart:data-point chart:repeated="51"/>
          </chart:series>
          <chart:series chart:style-name="ch11" chart:values-cell-range-address="Sheet1.C2:Sheet1.C52" chart:label-cell-address="Sheet1.C1:Sheet1.C1" chart:class="chart:scatter">
            <chart:data-point chart:repeated="51"/>
          </chart:series>
          <chart:series chart:style-name="ch12" chart:values-cell-range-address="Sheet1.D2:Sheet1.D52" chart:label-cell-address="Sheet1.D1:Sheet1.D1" chart:class="chart:scatter">
            <chart:data-point chart:repeated="5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.0</text:p>
                <draw:g>
                  <svg:desc>Sheet1.B1:Sheet1.B1</svg:desc>
                </draw:g>
              </table:table-cell>
              <table:table-cell office:value-type="string">
                <text:p>1.5</text:p>
                <draw:g>
                  <svg:desc>Sheet1.C1:Sheet1.C1</svg:desc>
                </draw:g>
              </table:table-cell>
              <table:table-cell office:value-type="string">
                <text:p>2.0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52</svg:desc>
                </draw:g>
              </table:table-cell>
              <table:table-cell office:value-type="float" office:value="1">
                <text:p>1</text:p>
                <draw:g>
                  <svg:desc>Sheet1.B2:Sheet1.B52</svg:desc>
                </draw:g>
              </table:table-cell>
              <table:table-cell office:value-type="float" office:value="0.666666666666667">
                <text:p>0.666666666666667</text:p>
                <draw:g>
                  <svg:desc>Sheet1.C2:Sheet1.C52</svg:desc>
                </draw:g>
              </table:table-cell>
              <table:table-cell office:value-type="float" office:value="0.5">
                <text:p>0.5</text:p>
                <draw:g>
                  <svg:desc>Sheet1.D2:Sheet1.D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680320102432968">
                <text:p>0.680320102432968</text:p>
              </table:table-cell>
              <table:table-cell office:value-type="float" office:value="0.517632461920689">
                <text:p>0.5176324619206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694253162661607">
                <text:p>0.694253162661607</text:p>
              </table:table-cell>
              <table:table-cell office:value-type="float" office:value="0.535886731268147">
                <text:p>0.5358867312681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708471574104535">
                <text:p>0.708471574104535</text:p>
              </table:table-cell>
              <table:table-cell office:value-type="float" office:value="0.554784736033923">
                <text:p>0.554784736033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722981180798466">
                <text:p>0.722981180798466</text:p>
              </table:table-cell>
              <table:table-cell office:value-type="float" office:value="0.574349177498517">
                <text:p>0.574349177498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737787946466881">
                <text:p>0.737787946466881</text:p>
              </table:table-cell>
              <table:table-cell office:value-type="float" office:value="0.594603557501361">
                <text:p>0.5946035575013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752897956971237">
                <text:p>0.752897956971237</text:p>
              </table:table-cell>
              <table:table-cell office:value-type="float" office:value="0.615572206672458">
                <text:p>0.6155722066724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768317422812367">
                <text:p>0.768317422812367</text:p>
              </table:table-cell>
              <table:table-cell office:value-type="float" office:value="0.637280313659631">
                <text:p>0.637280313659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784052681683116">
                <text:p>0.784052681683116</text:p>
              </table:table-cell>
              <table:table-cell office:value-type="float" office:value="0.659753955386447">
                <text:p>0.659753955386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800110201073251">
                <text:p>0.800110201073251</text:p>
              </table:table-cell>
              <table:table-cell office:value-type="float" office:value="0.683020128377198">
                <text:p>0.683020128377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816496580927726">
                <text:p>0.81649658092772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833218556359379">
                <text:p>0.833218556359379</text:p>
              </table:table-cell>
              <table:table-cell office:value-type="float" office:value="0.732042847972813">
                <text:p>0.7320428479728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850283000417194">
                <text:p>0.850283000417194</text:p>
              </table:table-cell>
              <table:table-cell office:value-type="float" office:value="0.757858283255199">
                <text:p>0.7578582832551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867696926911256">
                <text:p>0.867696926911256</text:p>
              </table:table-cell>
              <table:table-cell office:value-type="float" office:value="0.784584097896751">
                <text:p>0.7845840978967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885467493295556">
                <text:p>0.885467493295556</text:p>
              </table:table-cell>
              <table:table-cell office:value-type="float" office:value="0.812252396356235">
                <text:p>0.812252396356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903602003609845">
                <text:p>0.903602003609845</text:p>
              </table:table-cell>
              <table:table-cell office:value-type="float" office:value="0.840896415253715">
                <text:p>0.8408964152537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922107911481728">
                <text:p>0.922107911481728</text:p>
              </table:table-cell>
              <table:table-cell office:value-type="float" office:value="0.870550563296124">
                <text:p>0.8705505632961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940992823190249">
                <text:p>0.940992823190249</text:p>
              </table:table-cell>
              <table:table-cell office:value-type="float" office:value="0.90125046261083">
                <text:p>0.901250462610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960264500792218">
                <text:p>0.960264500792218</text:p>
              </table:table-cell>
              <table:table-cell office:value-type="float" office:value="0.933032991536807">
                <text:p>0.9330329915368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979930865312558">
                <text:p>0.979930865312558</text:p>
              </table:table-cell>
              <table:table-cell office:value-type="float" office:value="0.965936328924845">
                <text:p>0.9659363289248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.02048015364945">
                <text:p>1.02048015364945</text:p>
              </table:table-cell>
              <table:table-cell office:value-type="float" office:value="1.03526492384138">
                <text:p>1.03526492384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1.04137974399241">
                <text:p>1.04137974399241</text:p>
              </table:table-cell>
              <table:table-cell office:value-type="float" office:value="1.07177346253629">
                <text:p>1.071773462536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.0627073611568">
                <text:p>1.0627073611568</text:p>
              </table:table-cell>
              <table:table-cell office:value-type="float" office:value="1.10956947206784">
                <text:p>1.109569472067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  <table:table-cell office:value-type="float" office:value="1.0844717711977">
                <text:p>1.0844717711977</text:p>
              </table:table-cell>
              <table:table-cell office:value-type="float" office:value="1.14869835499703">
                <text:p>1.148698354997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.10668191970032">
                <text:p>1.10668191970032</text:p>
              </table:table-cell>
              <table:table-cell office:value-type="float" office:value="1.18920711500272">
                <text:p>1.189207115002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1.12934693545686">
                <text:p>1.12934693545686</text:p>
              </table:table-cell>
              <table:table-cell office:value-type="float" office:value="1.23114441334492">
                <text:p>1.231144413344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1.15247613421855">
                <text:p>1.15247613421855</text:p>
              </table:table-cell>
              <table:table-cell office:value-type="float" office:value="1.27456062731926">
                <text:p>1.274560627319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1.17607902252467">
                <text:p>1.17607902252467</text:p>
              </table:table-cell>
              <table:table-cell office:value-type="float" office:value="1.31950791077289">
                <text:p>1.319507910772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1.20016530160988">
                <text:p>1.20016530160988</text:p>
              </table:table-cell>
              <table:table-cell office:value-type="float" office:value="1.3660402567544">
                <text:p>1.36604025675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1.22474487139159">
                <text:p>1.22474487139159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.24982783453907">
                <text:p>1.24982783453907</text:p>
              </table:table-cell>
              <table:table-cell office:value-type="float" office:value="1.46408569594563">
                <text:p>1.4640856959456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1.27542450062579">
                <text:p>1.27542450062579</text:p>
              </table:table-cell>
              <table:table-cell office:value-type="float" office:value="1.5157165665104">
                <text:p>1.51571656651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1.30154539036688">
                <text:p>1.30154539036688</text:p>
              </table:table-cell>
              <table:table-cell office:value-type="float" office:value="1.5691681957935">
                <text:p>1.56916819579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.32820123994333">
                <text:p>1.32820123994333</text:p>
              </table:table-cell>
              <table:table-cell office:value-type="float" office:value="1.62450479271247">
                <text:p>1.624504792712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1.35540300541477">
                <text:p>1.35540300541477</text:p>
              </table:table-cell>
              <table:table-cell office:value-type="float" office:value="1.68179283050743">
                <text:p>1.68179283050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1.38316186722259">
                <text:p>1.38316186722259</text:p>
              </table:table-cell>
              <table:table-cell office:value-type="float" office:value="1.74110112659225">
                <text:p>1.741101126592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1.41148923478537">
                <text:p>1.41148923478537</text:p>
              </table:table-cell>
              <table:table-cell office:value-type="float" office:value="1.80250092522166">
                <text:p>1.802500925221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1.44039675118833">
                <text:p>1.44039675118833</text:p>
              </table:table-cell>
              <table:table-cell office:value-type="float" office:value="1.86606598307361">
                <text:p>1.866065983073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1.46989629796884">
                <text:p>1.46989629796884</text:p>
              </table:table-cell>
              <table:table-cell office:value-type="float" office:value="1.93187265784969">
                <text:p>1.931872657849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1.53072023047418">
                <text:p>1.53072023047418</text:p>
              </table:table-cell>
              <table:table-cell office:value-type="float" office:value="2.07052984768275">
                <text:p>2.070529847682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1.56206961598862">
                <text:p>1.56206961598862</text:p>
              </table:table-cell>
              <table:table-cell office:value-type="float" office:value="2.14354692507259">
                <text:p>2.143546925072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1.5940610417352">
                <text:p>1.5940610417352</text:p>
              </table:table-cell>
              <table:table-cell office:value-type="float" office:value="2.21913894413569">
                <text:p>2.219138944135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.62670765679655">
                <text:p>1.62670765679655</text:p>
              </table:table-cell>
              <table:table-cell office:value-type="float" office:value="2.29739670999407">
                <text:p>2.297396709994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1.66002287955048">
                <text:p>1.66002287955048</text:p>
              </table:table-cell>
              <table:table-cell office:value-type="float" office:value="2.37841423000544">
                <text:p>2.378414230005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1.69402040318528">
                <text:p>1.69402040318528</text:p>
              </table:table-cell>
              <table:table-cell office:value-type="float" office:value="2.46228882668983">
                <text:p>2.462288826689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1.72871420132783">
                <text:p>1.72871420132783</text:p>
              </table:table-cell>
              <table:table-cell office:value-type="float" office:value="2.54912125463852">
                <text:p>2.54912125463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1.76411853378701">
                <text:p>1.76411853378701</text:p>
              </table:table-cell>
              <table:table-cell office:value-type="float" office:value="2.63901582154579">
                <text:p>2.639015821545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1.80024795241482">
                <text:p>1.80024795241482</text:p>
              </table:table-cell>
              <table:table-cell office:value-type="float" office:value="2.73208051350879">
                <text:p>2.732080513508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.83711730708738">
                <text:p>1.83711730708738</text:p>
              </table:table-cell>
              <table:table-cell office:value-type="float" office:value="2.82842712474619">
                <text:p>2.82842712474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